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95b8ee"/>
    </style:style>
    <style:style style:name="P36" style:family="paragraph" style:parent-style-name="Text_20_body">
      <style:text-properties officeooo:rsid="008face6" officeooo:paragraph-rsid="008face6"/>
    </style:style>
    <style:style style:name="P37" style:family="paragraph" style:parent-style-name="Text_20_body">
      <style:text-properties officeooo:rsid="002dc4bf" officeooo:paragraph-rsid="002dc4bf"/>
    </style:style>
    <style:style style:name="P38" style:family="paragraph" style:parent-style-name="Text_20_body">
      <style:text-properties officeooo:rsid="00979f8d" officeooo:paragraph-rsid="00979f8d"/>
    </style:style>
    <style:style style:name="P39" style:family="paragraph" style:parent-style-name="Text_20_body">
      <style:text-properties officeooo:rsid="009a7111" officeooo:paragraph-rsid="009d3726"/>
    </style:style>
    <style:style style:name="P40" style:family="paragraph" style:parent-style-name="Text_20_body">
      <style:text-properties officeooo:rsid="009d3726" officeooo:paragraph-rsid="009d3726"/>
    </style:style>
    <style:style style:name="P4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 style:list-style-name="L1">
      <style:text-properties officeooo:rsid="007124a9" officeooo:paragraph-rsid="007124a9"/>
    </style:style>
    <style:style style:name="P43" style:family="paragraph" style:parent-style-name="Standard" style:list-style-name="L1">
      <style:text-properties officeooo:rsid="0089c435" officeooo:paragraph-rsid="0089c435"/>
    </style:style>
    <style:style style:name="P44" style:family="paragraph" style:parent-style-name="Standard" style:list-style-name="L1">
      <style:text-properties officeooo:rsid="007d2b2e" officeooo:paragraph-rsid="007d2b2e"/>
    </style:style>
    <style:style style:name="P45" style:family="paragraph" style:parent-style-name="Standard" style:list-style-name="L1">
      <style:text-properties officeooo:rsid="00844bdd" officeooo:paragraph-rsid="00844bdd"/>
    </style:style>
    <style:style style:name="P46" style:family="paragraph" style:parent-style-name="Standard" style:list-style-name="L1">
      <style:text-properties officeooo:rsid="008face6" officeooo:paragraph-rsid="008face6"/>
    </style:style>
    <style:style style:name="P47" style:family="paragraph" style:parent-style-name="Standard" style:master-page-name="First_20_Page">
      <style:paragraph-properties style:page-number="auto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3596f7" officeooo:paragraph-rsid="003596f7"/>
    </style:style>
    <style:style style:name="P50" style:family="paragraph" style:parent-style-name="Heading_20_1">
      <style:paragraph-properties fo:break-before="page"/>
      <style:text-properties officeooo:rsid="00064816" officeooo:paragraph-rsid="00064816"/>
    </style:style>
    <style:style style:name="P51" style:family="paragraph" style:parent-style-name="Heading_20_1">
      <style:paragraph-properties fo:break-before="page"/>
      <style:text-properties officeooo:rsid="0068dc13" officeooo:paragraph-rsid="0068dc13"/>
    </style:style>
    <style:style style:name="P52" style:family="paragraph" style:parent-style-name="Heading_20_2">
      <style:text-properties officeooo:rsid="0036a586" officeooo:paragraph-rsid="0036a586"/>
    </style:style>
    <style:style style:name="P53" style:family="paragraph" style:parent-style-name="Heading_20_2">
      <style:text-properties officeooo:rsid="007124a9" officeooo:paragraph-rsid="007124a9"/>
    </style:style>
    <style:style style:name="P54" style:family="paragraph" style:parent-style-name="Heading_20_2">
      <style:text-properties officeooo:paragraph-rsid="008eead1"/>
    </style:style>
    <style:style style:name="P55" style:family="paragraph" style:parent-style-name="Heading_20_2">
      <style:paragraph-properties fo:break-before="page"/>
      <style:text-properties officeooo:paragraph-rsid="0092100a"/>
    </style:style>
    <style:style style:name="P56" style:family="paragraph" style:parent-style-name="Heading_20_2">
      <style:paragraph-properties fo:break-before="page"/>
      <style:text-properties officeooo:rsid="007124a9" officeooo:paragraph-rsid="0092100a"/>
    </style:style>
    <style:style style:name="P57" style:family="paragraph" style:parent-style-name="Heading_20_2">
      <style:paragraph-properties fo:break-before="page"/>
      <style:text-properties officeooo:rsid="00979f8d" officeooo:paragraph-rsid="00979f8d"/>
    </style:style>
    <style:style style:name="P58" style:family="paragraph" style:parent-style-name="Heading_20_2">
      <style:paragraph-properties fo:break-before="page"/>
      <style:text-properties officeooo:rsid="008face6" officeooo:paragraph-rsid="0095b8ee"/>
    </style:style>
    <style:style style:name="P59" style:family="paragraph" style:parent-style-name="Heading_20_3">
      <style:paragraph-properties fo:break-before="page"/>
      <style:text-properties officeooo:paragraph-rsid="0092100a"/>
    </style:style>
    <style:style style:name="P60" style:family="paragraph" style:parent-style-name="Heading_20_3">
      <style:paragraph-properties fo:break-before="page"/>
      <style:text-properties officeooo:rsid="0075eb1b" officeooo:paragraph-rsid="0075eb1b"/>
    </style:style>
    <style:style style:name="P61" style:family="paragraph" style:parent-style-name="Text_20_body" style:list-style-name="L2">
      <style:text-properties officeooo:rsid="007124a9" officeooo:paragraph-rsid="007124a9"/>
    </style:style>
    <style:style style:name="P62" style:family="paragraph" style:parent-style-name="Text_20_body" style:list-style-name="L2">
      <style:text-properties officeooo:rsid="00998395" officeooo:paragraph-rsid="00998395"/>
    </style:style>
    <style:style style:name="P63" style:family="paragraph" style:parent-style-name="Text_20_body" style:list-style-name="L3">
      <style:text-properties officeooo:rsid="008929dc" officeooo:paragraph-rsid="008d7ebe"/>
    </style:style>
    <style:style style:name="P64" style:family="paragraph" style:parent-style-name="Text_20_body">
      <style:text-properties officeooo:rsid="00a096a7" officeooo:paragraph-rsid="00a096a7"/>
    </style:style>
    <style:style style:name="P65" style:family="paragraph" style:parent-style-name="Text_20_body">
      <style:text-properties officeooo:paragraph-rsid="00a096a7"/>
    </style:style>
    <style:style style:name="P6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1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6"><text:a xlink:type="simple" xlink:href="#__RefHeading___Toc467_918909501" text:style-name="Index_20_Link" text:visited-style-name="Index_20_Link">Über dieses Dokument<text:tab/>3</text:a></text:p>
          <text:p text:style-name="P67"><text:a xlink:type="simple" xlink:href="#__RefHeading___Toc469_918909501" text:style-name="Index_20_Link" text:visited-style-name="Index_20_Link">Zielgruppe<text:tab/>3</text:a></text:p>
          <text:p text:style-name="P66"><text:a xlink:type="simple" xlink:href="#__RefHeading___Toc177_1047507027" text:style-name="Index_20_Link" text:visited-style-name="Index_20_Link">Übersicht der neuen Features<text:tab/>4</text:a></text:p>
          <text:p text:style-name="P66"><text:a xlink:type="simple" xlink:href="#__RefHeading___Toc179_1047507027" text:style-name="Index_20_Link" text:visited-style-name="Index_20_Link">Detailbeschreibungen<text:tab/>5</text:a></text:p>
          <text:p text:style-name="P67"><text:a xlink:type="simple" xlink:href="#__RefHeading__833_257063119" text:style-name="Index_20_Link" text:visited-style-name="Index_20_Link">Seiten erstellen &amp; Bearbeiten nutzt nun Tabs<text:tab/>5</text:a></text:p>
          <text:p text:style-name="P68"><text:a xlink:type="simple" xlink:href="#__RefHeading__532_1259674009" text:style-name="Index_20_Link" text:visited-style-name="Index_20_Link">Feld „Typ“ hinzugefügt<text:tab/>5</text:a></text:p>
          <text:p text:style-name="P67"><text:a xlink:type="simple" xlink:href="#__RefHeading__835_257063119" text:style-name="Index_20_Link" text:visited-style-name="Index_20_Link">Neue Klassen und Funktionen<text:tab/>6</text:a></text:p>
          <text:p text:style-name="P68"><text:a xlink:type="simple" xlink:href="#__RefHeading__837_257063119" text:style-name="Index_20_Link" text:visited-style-name="Index_20_Link">Klasse „File“ hinzugefügt<text:tab/>6</text:a></text:p>
          <text:p text:style-name="P68"><text:a xlink:type="simple" xlink:href="#__RefHeading__463_502144810" text:style-name="Index_20_Link" text:visited-style-name="Index_20_Link">Klasse „Path“ hinzugefügt<text:tab/>7</text:a></text:p>
          <text:p text:style-name="P68"><text:a xlink:type="simple" xlink:href="#__RefHeading__839_257063119" text:style-name="Index_20_Link" text:visited-style-name="Index_20_Link">Funktionen zur Template Klasse hinzugefügt<text:tab/>8</text:a></text:p>
          <text:p text:style-name="P67"><text:a xlink:type="simple" xlink:href="#__RefHeading__843_257063119" text:style-name="Index_20_Link" text:visited-style-name="Index_20_Link">Skript „shell/sinstall.php“ hinzugefügt<text:tab/>9</text:a></text:p>
          <text:p text:style-name="P67"><text:a xlink:type="simple" xlink:href="#__RefHeading__534_1259674009" text:style-name="Index_20_Link" text:visited-style-name="Index_20_Link">Hooks hinzugefügt und verschoben<text:tab/>10</text:a></text:p>
          <text:p text:style-name="P67"><text:a xlink:type="simple" xlink:href="#__RefHeading__542_876714271" text:style-name="Index_20_Link" text:visited-style-name="Index_20_Link">"Passwort zurücksetzen" Passwortlänge auf 12 Zeichen erhöht<text:tab/>11</text:a></text:p>
          <text:p text:style-name="P67"><text:a xlink:type="simple" xlink:href="#__RefHeading__385_260036931" text:style-name="Index_20_Link" text:visited-style-name="Index_20_Link">Aktualisierung von Komponenten<text:tab/>12</text:a></text:p>
          <text:p text:style-name="P68"><text:a xlink:type="simple" xlink:href="#__RefHeading__387_260036931" text:style-name="Index_20_Link" text:visited-style-name="Index_20_Link">Mobile_Detect aktualisiert<text:tab/>12</text:a></text:p>
          <text:p text:style-name="P68"><text:a xlink:type="simple" xlink:href="#__RefHeading__416_260036931" text:style-name="Index_20_Link" text:visited-style-name="Index_20_Link">CKEditor aktualisiert<text:tab/>12</text:a></text:p>
          <text:p text:style-name="P66"><text:a xlink:type="simple" xlink:href="#__RefHeading__739_824205956" text:style-name="Index_20_Link" text:visited-style-name="Index_20_Link">Sonstige Änderungen<text:tab/>13</text:a></text:p>
          <text:p text:style-name="P67"><text:a xlink:type="simple" xlink:href="#__RefHeading___Toc439_918909501" text:style-name="Index_20_Link" text:visited-style-name="Index_20_Link">Änderungen der Datenbankstruktur<text:tab/>13</text:a></text:p>
          <text:p text:style-name="P67"><text:a xlink:type="simple" xlink:href="#__RefHeading__483_502144810" text:style-name="Index_20_Link" text:visited-style-name="Index_20_Link">Änderungen der API<text:tab/>13</text:a></text:p>
        </text:index-body>
      </text:table-of-content>
      <text:p text:style-name="Text_20_body"/>
      <text:h text:style-name="P49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52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0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897872193603037733" text:style-name="L1">
        <text:list-item>
          <text:p text:style-name="P42">Seite erstellen &amp; bearbeiten nutzt nun Tabs</text:p>
        </text:list-item>
        <text:list-item>
          <text:p text:style-name="P42">Klasse „File“ hinzugefügt</text:p>
        </text:list-item>
        <text:list-item>
          <text:p text:style-name="P43">Klasse „Path“ hinzugefügt</text:p>
        </text:list-item>
        <text:list-item>
          <text:p text:style-name="P42">Funktionen zu Template Klasse hinzugefügt</text:p>
        </text:list-item>
        <text:list-item>
          <text:p text:style-name="P42">Skript „shell/sinstall.php“ hinzugefügt</text:p>
        </text:list-item>
        <text:list-item>
          <text:p text:style-name="P44">Mobile_Detect auf Version 2.8.19 aktualisiert</text:p>
        </text:list-item>
        <text:list-item>
          <text:p text:style-name="P45">CKEditor auf Version 4.5.6 aktualisiert</text:p>
        </text:list-item>
        <text:list-item>
          <text:p text:style-name="P46">"Passwort zurücksetzen" Passwortlänge auf 12 Zeichen erhöht </text:p>
        </text:list-item>
      </text:list>
      <text:h text:style-name="P48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3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6353979354067073910" text:style-name="L2">
        <text:list-item>
          <text:p text:style-name="P61">Titel und Überschrift</text:p>
        </text:list-item>
        <text:list-item>
          <text:p text:style-name="P62">Typ</text:p>
        </text:list-item>
        <text:list-item>
          <text:p text:style-name="P61">Menü Eintrag</text:p>
        </text:list-item>
        <text:list-item>
          <text:p text:style-name="P61">Weiterleitung auf externen Link</text:p>
        </text:list-item>
        <text:list-item>
          <text:p text:style-name="P61">Menüpunkt als Grafik &amp; Design</text:p>
        </text:list-item>
        <text:list-item>
          <text:p text:style-name="P61">Sichtbarkeit</text:p>
        </text:list-item>
        <text:list-item>
          <text:p text:style-name="P61">Meta-Daten</text:p>
        </text:list-item>
        <text:list-item>
          <text:p text:style-name="P61">Öffnen In</text:p>
        </text:list-item>
        <text:list-item>
          <text:p text:style-name="P61">Open Graph</text:p>
        </text:list-item>
        <text:list-item>
          <text:p text:style-name="P61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9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0">Zukünftig sollen Auswahlmöglichkeiten hinzukommen.</text:p>
      <text:h text:style-name="P55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<text:span text:style-name="T14">D</text:span>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64"/>
      <text:p text:style-name="Text_20_body"><text:span text:style-name="T1">File::getLastChanged($file</text:span><text:span text:style-name="T2">)</text:span></text:p>
      <text:p text:style-name="P64">Gibt den Zeitpunkt der letzten Änderung der Datei $file als Unix Timestamp zurück.</text:p>
      <text:p text:style-name="P64"/>
      <text:p text:style-name="P65"><text:span text:style-name="T1">File::</text:span><text:span text:style-name="T2">lastChanged</text:span><text:span text:style-name="T1">($file</text:span><text:span text:style-name="T2">)</text:span></text:p>
      <text:p text:style-name="P64">Gibt den Zeitpunkt der letzten Änderung der Datei $file als Unix Timestamp aus.</text:p>
      <text:h text:style-name="P59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011295012707236830" text:style-name="L3">
        <text:list-item>
          <text:p text:style-name="P63">ULICMS_ROOT</text:p>
        </text:list-item>
        <text:list-item>
          <text:p text:style-name="P63">ULICMS_TMP</text:p>
        </text:list-item>
        <text:list-item>
          <text:p text:style-name="P63">ULICMS_CACHE</text:p>
        </text:list-item>
      </text:list>
      <text:p text:style-name="P33">Außerdem werden unter Windows Backslashes durch Slashes ersetzt und Slashes am Ende des Strings werden entfernt.</text:p>
      <text:h text:style-name="P60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0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1"/>
      <text:p text:style-name="P13">Template::poweredByUliCMS()</text:p>
      <text:p text:style-name="Text_20_body">Gibt den Text „Diese Seite läuft mit UliCMS 9.8.2“ aus.</text:p>
      <text:p text:style-name="P32"/>
      <text:h text:style-name="P56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57" text:outline-level="2"><text:bookmark-start text:name="__RefHeading__534_1259674009"/>Hooks hinzugefügt und verschoben<text:bookmark-end text:name="__RefHeading__534_1259674009"/></text:h>
      <text:p text:style-name="P38">Die Hooks „before_edit_button“ und „after_edit_button“ wurden hinzugefügt.<text:line-break/>Die Hook „after_content“ wurde verschoben.</text:p>
      <text:h text:style-name="P58" text:outline-level="2"><text:bookmark-start text:name="__RefHeading__542_876714271"/>"Passwort zurücksetzen" Passwortlänge auf 12 Zeichen erhöht <text:bookmark-end text:name="__RefHeading__542_876714271"/></text:h>
      <text:p text:style-name="P35">Die zufällig generierten Passwörter, die die „Passwort zurücksetzen“ Funktion generiert sind nun 12 Zeichen lang. Zuvor waren diese nur 8 Zeichen lang.</text:p>
      <text:h text:style-name="P55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6"/>
      <text:h text:style-name="P51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7">Das update-Skript <text:span text:style-name="T3">im Upgrade-Paket </text:span>dient lediglich dazu, die Liste der installed_patches zurückzusetzen.</text:p>
      <text:p text:style-name="P37"/>
      <text:h text:style-name="P54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07T21:52:44.198000170">07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50M</meta:editing-duration>
    <meta:editing-cycles>134</meta:editing-cycles>
    <meta:generator>LibreOffice/4.4.6.3$Windows_x86 LibreOffice_project/e8938fd3328e95dcf59dd64e7facd2c7d67c704d</meta:generator>
    <dc:date>2016-01-07T21:52:44.160000000</dc:date>
    <meta:document-statistic meta:table-count="0" meta:image-count="2" meta:object-count="0" meta:page-count="13" meta:paragraph-count="118" meta:word-count="792" meta:character-count="5987" meta:non-whitespace-character-count="5327"/>
  </office:meta>
</office:document-meta>
</file>